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b5e9b" draw:opacity="100%" draw:textarea-horizontal-align="justify" draw:textarea-vertical-align="middle" draw:auto-grow-height="false" fo:min-height="0.425cm" fo:min-width="0.175cm" fo:wrap-option="wrap" loext:decorative="false"/>
    </style:style>
    <style:style style:name="gr2" style:family="graphic" style:parent-style-name="standard">
      <style:graphic-properties draw:fill-color="#afd095" draw:opacity="100%" draw:textarea-horizontal-align="justify" draw:textarea-vertical-align="middle" draw:auto-grow-height="false" fo:min-height="0.425cm" fo:min-width="0.175cm" fo:wrap-option="wrap" loext:decorative="false"/>
    </style:style>
    <style:style style:name="gr3" style:family="graphic" style:parent-style-name="standard">
      <style:graphic-properties draw:fill="solid" draw:fill-color="#ec9ba4" draw:opacity="100%" draw:textarea-horizontal-align="justify" draw:textarea-vertical-align="middle" draw:auto-grow-height="false" fo:min-height="0.425cm" fo:min-width="0.175cm" fo:wrap-option="wrap" loext:decorative="false"/>
    </style:style>
    <style:style style:name="gr4" style:family="graphic" style:parent-style-name="standard">
      <style:graphic-properties draw:fill-color="#729fcf" draw:opacity="100%" draw:textarea-horizontal-align="justify" draw:textarea-vertical-align="middle" draw:auto-grow-height="false" fo:min-height="0.425cm" fo:min-width="0.175cm" fo:wrap-option="wrap" loext:decorative="false"/>
    </style:style>
    <style:style style:name="gr5" style:family="graphic" style:parent-style-name="standard">
      <style:graphic-properties draw:fill-color="#ffb66c" draw:opacity="100%" draw:textarea-horizontal-align="justify" draw:textarea-vertical-align="middle" draw:auto-grow-height="false" fo:min-height="0.425cm" fo:min-width="0.175cm" fo:wrap-option="wrap" loext:decorative="false"/>
    </style:style>
    <style:style style:name="gr6" style:family="graphic" style:parent-style-name="objectwithoutfill">
      <style:graphic-properties draw:fill="none" draw:opacity="100%" draw:textarea-vertical-align="middle" loext:decorative="false"/>
    </style:style>
    <style:style style:name="gr7" style:family="graphic" style:parent-style-name="objectwithoutfill">
      <style:graphic-properties draw:fill="solid" draw:fill-color="#ec9ba4" draw:opacity="100%" draw:textarea-vertical-align="middle" loext:decorative="false"/>
    </style:style>
    <style:style style:name="P1" style:family="paragraph">
      <loext:graphic-properties draw:fill-color="#6b5e9b" draw:opacity="100%"/>
      <style:paragraph-properties fo:text-align="center"/>
    </style:style>
    <style:style style:name="P2" style:family="paragraph">
      <loext:graphic-properties draw:fill-color="#afd095" draw:opacity="100%"/>
      <style:paragraph-properties fo:text-align="center"/>
    </style:style>
    <style:style style:name="P3" style:family="paragraph">
      <loext:graphic-properties draw:fill="solid" draw:fill-color="#ec9ba4" draw:opacity="100%"/>
      <style:paragraph-properties fo:text-align="center"/>
    </style:style>
    <style:style style:name="P4" style:family="paragraph">
      <loext:graphic-properties draw:fill-color="#729fcf" draw:opacity="100%"/>
      <style:paragraph-properties fo:text-align="center"/>
    </style:style>
    <style:style style:name="P5" style:family="paragraph">
      <loext:graphic-properties draw:fill-color="#ffb66c" draw:opacity="100%"/>
      <style:paragraph-properties fo:text-align="center"/>
    </style:style>
    <style:style style:name="P6" style:family="paragraph">
      <loext:graphic-properties draw:fill="none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953cm" svg:height="0.953cm" svg:x="4.809cm" svg:y="6.0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1" draw:id="id11" draw:layer="layout" svg:width="0.953cm" svg:height="0.953cm" svg:x="4.809cm" svg:y="8.9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8" draw:id="id8" draw:layer="layout" svg:width="0.953cm" svg:height="0.953cm" svg:x="23.224cm" svg:y="6.0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0.953cm" svg:height="0.953cm" svg:x="18.144cm" svg:y="6.0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2" draw:id="id12" draw:layer="layout" svg:width="0.953cm" svg:height="0.953cm" svg:x="8.302cm" svg:y="8.9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16" draw:id="id16" draw:layer="layout" svg:width="0.953cm" svg:height="0.953cm" svg:x="13.382cm" svg:y="8.9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0.953cm" svg:height="0.953cm" svg:x="10.841cm" svg:y="6.0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0.953cm" svg:height="0.953cm" svg:x="13.382cm" svg:y="6.0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0.953cm" svg:height="0.953cm" svg:x="15.922cm" svg:y="6.0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0.953cm" svg:height="0.953cm" svg:x="21.002cm" svg:y="6.0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15" draw:id="id15" draw:layer="layout" svg:width="0.953cm" svg:height="0.953cm" svg:x="18.143cm" svg:y="8.9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10" draw:id="id10" draw:layer="layout" svg:width="0.953cm" svg:height="0.953cm" svg:x="20.684cm" svg:y="8.9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xml:id="id9" draw:id="id9" draw:layer="layout" svg:width="0.953cm" svg:height="0.953cm" svg:x="20.683cm" svg:y="11.4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xml:id="id13" draw:id="id13" draw:layer="layout" svg:width="0.953cm" svg:height="0.953cm" svg:x="8.302cm" svg:y="11.4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xml:id="id19" draw:id="id19" draw:layer="layout" svg:width="0.953cm" svg:height="0.953cm" svg:x="10.841cm" svg:y="11.4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xml:id="id18" draw:id="id18" draw:layer="layout" svg:width="0.953cm" svg:height="0.953cm" svg:x="13.382cm" svg:y="11.4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14" draw:id="id14" draw:layer="layout" svg:width="0.953cm" svg:height="0.953cm" svg:x="10.841cm" svg:y="14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20" draw:id="id20" draw:layer="layout" svg:width="0.953cm" svg:height="0.953cm" svg:x="13.382cm" svg:y="14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21" draw:id="id21" draw:layer="layout" svg:width="0.953cm" svg:height="0.953cm" svg:x="18.144cm" svg:y="14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" draw:id="id1" draw:layer="layout" svg:width="0.953cm" svg:height="0.953cm" svg:x="1.952cm" svg:y="6.0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6" draw:layer="layout" draw:type="line" svg:x1="2.905cm" svg:y1="6.556cm" svg:x2="4.809cm" svg:y2="6.556cm" draw:start-shape="id1" draw:start-glue-point="10" draw:end-shape="id2" draw:end-glue-point="6" svg:d="M2905 6556h1904" svg:viewBox="0 0 1905 1">
          <text:p/>
        </draw:connector>
        <draw:connector draw:style-name="gr6" draw:text-style-name="P6" draw:layer="layout" draw:type="line" svg:x1="5.762cm" svg:y1="6.556cm" svg:x2="10.841cm" svg:y2="6.556cm" draw:start-shape="id2" draw:start-glue-point="10" draw:end-shape="id3" draw:end-glue-point="6" svg:d="M5762 6556h5079" svg:viewBox="0 0 5080 1">
          <text:p/>
        </draw:connector>
        <draw:connector draw:style-name="gr6" draw:text-style-name="P6" draw:layer="layout" draw:type="line" svg:x1="14.335cm" svg:y1="6.556cm" svg:x2="15.922cm" svg:y2="6.556cm" draw:start-shape="id4" draw:start-glue-point="10" draw:end-shape="id5" draw:end-glue-point="6" svg:d="M14335 6556h1587" svg:viewBox="0 0 1588 1">
          <text:p/>
        </draw:connector>
        <draw:connector draw:style-name="gr6" draw:text-style-name="P6" draw:layer="layout" draw:type="line" svg:x1="16.875cm" svg:y1="6.556cm" svg:x2="18.144cm" svg:y2="6.556cm" draw:start-shape="id5" draw:start-glue-point="10" draw:end-shape="id6" draw:end-glue-point="6" svg:d="M16875 6556h1269" svg:viewBox="0 0 1270 1">
          <text:p/>
        </draw:connector>
        <draw:connector draw:style-name="gr6" draw:text-style-name="P6" draw:layer="layout" draw:type="line" svg:x1="19.097cm" svg:y1="6.556cm" svg:x2="21.002cm" svg:y2="6.556cm" draw:start-shape="id6" draw:start-glue-point="10" draw:end-shape="id7" draw:end-glue-point="6" svg:d="M19097 6556h1905" svg:viewBox="0 0 1906 1">
          <text:p/>
        </draw:connector>
        <draw:connector draw:style-name="gr6" draw:text-style-name="P6" draw:layer="layout" draw:type="line" svg:x1="21.955cm" svg:y1="6.556cm" svg:x2="23.224cm" svg:y2="6.556cm" draw:start-shape="id7" draw:start-glue-point="10" draw:end-shape="id8" draw:end-glue-point="6" svg:d="M21955 6556h1269" svg:viewBox="0 0 1270 1">
          <text:p/>
        </draw:connector>
        <draw:connector draw:style-name="gr6" draw:text-style-name="P6" draw:layer="layout" draw:type="curve" draw:line-skew="0.199cm" svg:x1="21.636cm" svg:y1="11.953cm" svg:x2="23.224cm" svg:y2="6.556cm" draw:start-shape="id9" draw:start-glue-point="10" draw:end-shape="id8" draw:end-glue-point="6" svg:d="M21636 11953c1489 0 696-5397 1588-5397" svg:viewBox="0 0 1589 5398">
          <text:p/>
        </draw:connector>
        <draw:connector draw:style-name="gr6" draw:text-style-name="P6" draw:layer="layout" draw:type="curve" svg:x1="21.637cm" svg:y1="9.413cm" svg:x2="23.224cm" svg:y2="6.556cm" draw:start-shape="id10" draw:start-glue-point="10" draw:end-shape="id8" draw:end-glue-point="6" svg:d="M21637 9413c1189 0 396-2857 1587-2857" svg:viewBox="0 0 1588 2858">
          <text:p/>
        </draw:connector>
        <draw:connector draw:style-name="gr6" draw:text-style-name="P6" draw:layer="layout" draw:type="curve" svg:x1="2.905cm" svg:y1="6.556cm" svg:x2="4.809cm" svg:y2="9.413cm" draw:start-shape="id1" draw:start-glue-point="10" draw:end-shape="id11" draw:end-glue-point="6" svg:d="M2905 6556c1428 0 476 2857 1904 2857" svg:viewBox="0 0 1905 2858">
          <text:p/>
        </draw:connector>
        <draw:connector draw:style-name="gr6" draw:text-style-name="P6" draw:layer="layout" draw:type="curve" svg:x1="5.762cm" svg:y1="9.413cm" svg:x2="8.302cm" svg:y2="9.413cm" draw:start-shape="id11" draw:start-glue-point="10" draw:end-shape="id12" draw:end-glue-point="6" svg:d="M5762 9413h2540" svg:viewBox="0 0 2541 1">
          <text:p/>
        </draw:connector>
        <draw:connector draw:style-name="gr6" draw:text-style-name="P6" draw:layer="layout" draw:type="curve" svg:x1="9.255cm" svg:y1="9.413cm" svg:x2="10.841cm" svg:y2="6.556cm" draw:start-shape="id12" draw:start-glue-point="10" draw:end-shape="id3" draw:end-glue-point="6" svg:d="M9255 9413c1189 0 397-2857 1586-2857" svg:viewBox="0 0 1587 2858">
          <text:p/>
        </draw:connector>
        <draw:connector draw:style-name="gr6" draw:text-style-name="P6" draw:layer="layout" draw:type="curve" svg:x1="5.762cm" svg:y1="9.413cm" svg:x2="8.302cm" svg:y2="11.954cm" draw:start-shape="id11" draw:start-glue-point="10" draw:end-shape="id13" draw:end-glue-point="6" svg:d="M5762 9413c1905 0 635 2541 2540 2541" svg:viewBox="0 0 2541 2542">
          <text:p/>
        </draw:connector>
        <draw:connector draw:style-name="gr6" draw:text-style-name="P6" draw:layer="layout" draw:type="curve" svg:x1="9.255cm" svg:y1="11.954cm" svg:x2="10.841cm" svg:y2="14.811cm" draw:start-shape="id13" draw:start-glue-point="10" draw:end-shape="id14" draw:end-glue-point="6" svg:d="M9255 11954c1189 0 397 2857 1586 2857" svg:viewBox="0 0 1587 2858">
          <text:p/>
        </draw:connector>
        <draw:custom-shape draw:style-name="gr4" draw:text-style-name="P4" xml:id="id17" draw:id="id17" draw:layer="layout" svg:width="0.953cm" svg:height="0.953cm" svg:x="15.922cm" svg:y="11.4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6" draw:layer="layout" draw:type="curve" svg:x1="11.794cm" svg:y1="6.556cm" svg:x2="13.382cm" svg:y2="6.556cm" draw:start-shape="id3" draw:start-glue-point="10" draw:end-shape="id4" draw:end-glue-point="6" svg:d="M11794 6556h1588" svg:viewBox="0 0 1589 1">
          <text:p/>
        </draw:connector>
        <draw:connector draw:style-name="gr7" draw:text-style-name="P3" draw:layer="layout" draw:type="curve" svg:x1="19.096cm" svg:y1="9.413cm" svg:x2="20.684cm" svg:y2="9.413cm" draw:start-shape="id15" draw:start-glue-point="10" draw:end-shape="id10" draw:end-glue-point="6" svg:d="M19096 9413h1588" svg:viewBox="0 0 1589 1">
          <text:p/>
        </draw:connector>
        <draw:connector draw:style-name="gr7" draw:text-style-name="P3" draw:layer="layout" draw:type="curve" svg:x1="14.335cm" svg:y1="9.413cm" svg:x2="18.143cm" svg:y2="9.413cm" draw:start-shape="id16" draw:start-glue-point="10" draw:end-shape="id15" draw:end-glue-point="6" svg:d="M14335 9413h3808" svg:viewBox="0 0 3809 1">
          <text:p/>
        </draw:connector>
        <draw:connector draw:style-name="gr6" draw:text-style-name="P6" draw:layer="layout" draw:type="curve" svg:x1="16.875cm" svg:y1="11.953cm" svg:x2="20.683cm" svg:y2="11.953cm" draw:start-shape="id17" draw:start-glue-point="10" draw:end-shape="id9" draw:end-glue-point="6" svg:d="M16875 11953h3808" svg:viewBox="0 0 3809 1">
          <text:p/>
        </draw:connector>
        <draw:connector draw:style-name="gr6" draw:text-style-name="P6" draw:layer="layout" draw:type="curve" svg:x1="14.335cm" svg:y1="11.953cm" svg:x2="15.922cm" svg:y2="11.953cm" draw:start-shape="id18" draw:start-glue-point="10" draw:end-shape="id17" draw:end-glue-point="6" svg:d="M14335 11953h1587" svg:viewBox="0 0 1588 1">
          <text:p/>
        </draw:connector>
        <draw:connector draw:style-name="gr6" draw:text-style-name="P6" draw:layer="layout" draw:type="curve" svg:x1="11.794cm" svg:y1="11.952cm" svg:x2="13.382cm" svg:y2="11.952cm" draw:start-shape="id19" draw:end-shape="id18" draw:end-glue-point="3" svg:d="M11794 11952h1588" svg:viewBox="0 0 1589 1">
          <text:p/>
        </draw:connector>
        <draw:connector draw:style-name="gr6" draw:text-style-name="P6" draw:layer="layout" draw:type="curve" svg:x1="9.255cm" svg:y1="11.953cm" svg:x2="10.841cm" svg:y2="11.953cm" draw:start-shape="id13" draw:end-shape="id19" draw:end-glue-point="6" svg:d="M9255 11953h1586" svg:viewBox="0 0 1587 1">
          <text:p/>
        </draw:connector>
        <draw:connector draw:style-name="gr6" draw:text-style-name="P6" draw:layer="layout" draw:type="curve" svg:x1="11.794cm" svg:y1="11.953cm" svg:x2="13.382cm" svg:y2="9.413cm" draw:start-shape="id19" draw:start-glue-point="10" draw:end-shape="id16" draw:end-glue-point="6" svg:d="M11794 11953c1191 0 397-2540 1588-2540" svg:viewBox="0 0 1589 2541">
          <text:p/>
        </draw:connector>
        <draw:connector draw:style-name="gr6" draw:text-style-name="P6" draw:layer="layout" draw:type="curve" svg:x1="11.794cm" svg:y1="14.811cm" svg:x2="13.382cm" svg:y2="14.811cm" draw:start-shape="id14" draw:start-glue-point="10" draw:end-shape="id20" draw:end-glue-point="6" svg:d="M11794 14811h1588" svg:viewBox="0 0 1589 1">
          <text:p/>
        </draw:connector>
        <draw:connector draw:style-name="gr6" draw:text-style-name="P6" draw:layer="layout" draw:type="curve" svg:x1="14.335cm" svg:y1="14.811cm" svg:x2="18.144cm" svg:y2="14.811cm" draw:start-shape="id20" draw:start-glue-point="10" draw:end-shape="id21" draw:end-glue-point="6" svg:d="M14335 14811h3809" svg:viewBox="0 0 3810 1">
          <text:p/>
        </draw:connector>
        <draw:connector draw:style-name="gr6" draw:text-style-name="P6" draw:layer="layout" draw:type="curve" svg:x1="19.097cm" svg:y1="14.811cm" svg:x2="20.683cm" svg:y2="11.953cm" draw:start-shape="id21" draw:start-glue-point="10" draw:end-shape="id9" draw:end-glue-point="6" svg:d="M19097 14811c1189 0 397-2858 1586-2858" svg:viewBox="0 0 1587 285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3:39:33.296255280</meta:creation-date>
    <dc:date>2024-02-18T14:08:01.311923812</dc:date>
    <meta:editing-duration>PT28M28S</meta:editing-duration>
    <meta:editing-cycles>3</meta:editing-cycles>
    <meta:generator>LibreOffice/7.6.4.1$Linux_X86_64 LibreOffice_project/60$Build-1</meta:generator>
    <meta:document-statistic meta:object-count="45"/>
  </office:meta>
</office:document-meta>
</file>